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19589" officeooo:paragraph-rsid="00019589" style:font-size-asian="22.75pt" style:font-size-complex="26pt"/>
    </style:style>
    <style:style style:name="P2" style:family="paragraph" style:parent-style-name="Standard">
      <style:text-properties fo:font-size="26pt" officeooo:rsid="00019589" officeooo:paragraph-rsid="00019589" style:font-size-asian="22.75pt" style:font-size-complex="26pt"/>
    </style:style>
    <style:style style:name="P3" style:family="paragraph" style:parent-style-name="Standard">
      <style:text-properties fo:font-size="26pt" officeooo:rsid="0003e7f6" officeooo:paragraph-rsid="0003e7f6" style:font-size-asian="22.75pt" style:font-size-complex="26pt"/>
    </style:style>
    <style:style style:name="P4" style:family="paragraph" style:parent-style-name="Standard">
      <style:text-properties fo:font-size="26pt" officeooo:rsid="0003e7f6" officeooo:paragraph-rsid="0005fd19" style:font-size-asian="22.75pt" style:font-size-complex="26pt"/>
    </style:style>
    <style:style style:name="T1" style:family="text">
      <style:text-properties officeooo:rsid="0003e7f6"/>
    </style:style>
    <style:style style:name="T2" style:family="text">
      <style:text-properties officeooo:rsid="00045792"/>
    </style:style>
    <style:style style:name="T3" style:family="text">
      <style:text-properties officeooo:rsid="0005fd19"/>
    </style:style>
    <style:style style:name="T4" style:family="text">
      <style:text-properties officeooo:rsid="00077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Done</text:p>
      <text:p text:style-name="P1">2) cat → <text:span text:style-name="T1">used for small files, view the content of the whole file</text:span></text:p>
      <text:p text:style-name="P3">more → use<text:span text:style-name="T2">d</text:span> for large files, view the content of the file one screen at a time</text:p>
      <text:p text:style-name="P3">3)uname</text:p>
      <text:p text:style-name="P3">4)<text:span text:style-name="T2">date</text:span></text:p>
      <text:p text:style-name="P3">5)<text:span text:style-name="T2">cal 12 2001</text:span></text:p>
      <text:p text:style-name="P3">6)<text:span text:style-name="T2">touch file</text:span></text:p>
      <text:p text:style-name="P3">7)echo “hello world”</text:p>
      <text:p text:style-name="P4">8)rm → removes a file , you can use it <text:span text:style-name="T3">with</text:span></text:p>
      <text:p text:style-name="P4">“rm -r<text:span text:style-name="T4">f</text:span>” to remove a directory</text:p>
      <text:p text:style-name="P3">rmdir → removes a directory if it’s empty, but if the directory has content won’t be deleted</text:p>
      <text:p text:style-name="P3">9)man passw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7:41:03.031811182</meta:creation-date>
    <dc:date>2022-12-04T18:46:26.619923466</dc:date>
    <meta:editing-duration>PT18M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8" meta:character-count="384" meta:non-whitespace-character-count="318"/>
  </office:meta>
</office:document-meta>
</file>